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3f05" officeooo:paragraph-rsid="001a3f05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a3f05" officeooo:paragraph-rsid="001a3f05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a8f3a" officeooo:paragraph-rsid="001a3f05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a8f3a" officeooo:paragraph-rsid="001a3f05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f731" officeooo:paragraph-rsid="001ef73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1b6cfd" officeooo:paragraph-rsid="001b6cfd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1d4bb5" officeooo:paragraph-rsid="001d4bb5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1e580f" officeooo:paragraph-rsid="001e580f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1ef731" officeooo:paragraph-rsid="001ef731"/>
    </style:style>
    <style:style style:name="P10" style:family="paragraph" style:parent-style-name="Standard">
      <style:paragraph-properties fo:text-align="center" style:justify-single-word="false"/>
      <style:text-properties style:text-underline-style="none" fo:font-weight="bold" officeooo:rsid="001faf41" officeooo:paragraph-rsid="001faf41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bold" officeooo:rsid="001faf41" officeooo:paragraph-rsid="001faf41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1faf41" officeooo:paragraph-rsid="001faf41" style:font-weight-asian="bold" style:font-weight-complex="bold"/>
    </style:style>
    <style:style style:name="P13" style:family="paragraph" style:parent-style-name="Standard">
      <style:paragraph-properties fo:text-align="center" style:justify-single-word="false" style:writing-mode="lr-tb"/>
      <style:text-properties style:text-underline-style="solid" style:text-underline-width="auto" style:text-underline-color="font-color" officeooo:rsid="001a8f3a" officeooo:paragraph-rsid="001a3f05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0000"/>
      <style:paragraph-properties fo:text-align="center"/>
    </style:style>
    <style:style style:name="P17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officeooo:rsid="001e580f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416cm" fo:min-width="0.4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3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Fine_20_Dashed" svg:stroke-width="0.035cm" svg:stroke-color="#ff4000" draw:marker-start-width="0.406cm" draw:marker-end-width="0.406cm" draw:fill-color="#ff0000" draw:textarea-horizontal-align="center" draw:textarea-vertical-align="middle" fo:padding-top="0.018cm" fo:padding-bottom="0.018cm" fo:padding-left="0.018cm" fo:padding-right="0.018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61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Julian Guillermo Zapata Rugeles </text:p>
      <text:p text:style-name="P1"/>
      <text:p text:style-name="P1"/>
      <text:p text:style-name="P1">Solución propuesta para parcial 1 informática 2 UdeA</text:p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CONSIDERACIÓN </text:p>
      <text:p text:style-name="P3"/>
      <text:p text:style-name="P13"><draw:frame text:anchor-type="paragraph" draw:z-index="5" draw:name="Forma6" draw:style-name="gr5" draw:text-style-name="P17" svg:width="0.53cm" svg:height="0.615cm" svg:x="2.835cm" svg:y="0.136cm"><draw:text-box><text:p><text:span text:style-name="T5">A</text:span></text:p></draw:text-box></draw:frame><draw:line text:anchor-type="paragraph" draw:z-index="1" draw:name="Forma3" draw:style-name="gr1" draw:text-style-name="P14" svg:x1="0.328cm" svg:y1="3.787cm" svg:x2="4.727cm" svg:y2="0.459cm"><text:p/></draw:line></text:p>
      <text:p text:style-name="P13"/>
      <text:p text:style-name="P4"><draw:ellipse text:anchor-type="paragraph" draw:z-index="4" draw:name="Forma5" draw:style-name="gr4" draw:text-style-name="P16" svg:width="1.865cm" svg:height="3.021cm" svg:x="1.386cm" svg:y="0.011cm" draw:kind="arc" draw:start-angle="284.38" draw:end-angle="87.47"><text:p/></draw:ellipse><draw:ellipse text:anchor-type="paragraph" draw:z-index="7" draw:name="Forma5" draw:style-name="gr4" draw:text-style-name="P16" svg:width="1.865cm" svg:height="3.021cm" svg:x="1.386cm" svg:y="0.011cm" draw:kind="arc" draw:start-angle="284.38" draw:end-angle="87.47"><text:p/></draw:ellipse></text:p>
      <text:p text:style-name="P4"/>
      <text:p text:style-name="P4"><draw:frame text:anchor-type="paragraph" draw:z-index="3" draw:name="Forma4" draw:style-name="gr3" draw:text-style-name="P15" svg:width="13.23cm" svg:height="1.366cm" svg:x="4.531cm" svg:y="0.474cm"><draw:text-box><text:p>El cuerpo tiene velocidad Inicial V0 y forma un ángulo <text:span text:style-name="T5">A</text:span><text:span text:style-name="T4"> <text:s/></text:span><text:span text:style-name="T4">co</text:span><text:span text:style-name="T4">n </text:span><text:span text:style-name="T4">el </text:span><text:span text:style-name="T4">pla</text:span><text:span text:style-name="T4">no </text:span><text:span text:style-name="T4">ho</text:span><text:span text:style-name="T4">riz</text:span><text:span text:style-name="T4">ont</text:span><text:span text:style-name="T4">al </text:span><text:span text:style-name="T4">(li</text:span><text:span text:style-name="T4">ne</text:span><text:span text:style-name="T4">a </text:span><text:span text:style-name="T4">int</text:span><text:span text:style-name="T4">er</text:span><text:span text:style-name="T4">mit</text:span><text:span text:style-name="T4">ent</text:span><text:span text:style-name="T4">e </text:span><text:span text:style-name="T4">roj</text:span><text:span text:style-name="T4">a) </text:span></text:p></draw:text-box></draw:frame></text:p>
      <text:p text:style-name="P4"/>
      <text:p text:style-name="P4"><draw:custom-shape text:anchor-type="paragraph" draw:z-index="2" draw:name="Forma2" draw:style-name="gr2" svg:width="0.586cm" svg:height="0.586cm" svg:x="0.328cm" svg:y="0.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><draw:line text:anchor-type="paragraph" draw:z-index="0" draw:name="Forma1" draw:style-name="gr1" draw:text-style-name="P14" svg:x1="0.3cm" svg:y1="0.062cm" svg:x2="14.392cm" svg:y2="0.062cm"><text:p/></draw:line></text:p>
      <text:p text:style-name="P6">Como resultado obtenemos la formula VF = V0 <text:s/>sin(α). donde VF es la velocidad del cuerpo dado su velocidad Inicial y ángulo que forma con el plano horizontal.</text:p>
      <text:p text:style-name="P9">x(t) =x0 +vx T</text:p>
      <text:p text:style-name="P9">con = cons = v0 cos a</text:p>
      <text:p text:style-name="P9">vx(t)</text:p>
      <text:p text:style-name="P6"/>
      <text:p text:style-name="P6"/>
      <text:p text:style-name="P7">Sobre el cuerpo no actual fuerza horizontal por lo que tomaremos la gravedad que actúa verticalmente</text:p>
      <text:p text:style-name="P7"><text:span text:style-name="T1">y(t) = y0 + Vyt -(1/2)gt**2</text:span></text:p>
      <text:p text:style-name="P8">con vy(t) = vy<text:span text:style-name="T2"> gt = v0 <text:s/>sin(a) – gt </text:span></text:p>
      <text:p text:style-name="P7"><draw:ellipse text:anchor-type="paragraph" draw:z-index="8" draw:name="Forma7" draw:style-name="gr1" draw:text-style-name="P14" svg:width="11.344cm" svg:height="11.143cm" draw:transform="skewX (-0.0682423737529784) rotate (-2.37574217781468) translate (13.350875cm 6.18419444444444cm)" draw:kind="arc" draw:start-angle="220.31" draw:end-angle="279.31"><text:p/></draw:ellipse></text:p>
      <text:p text:style-name="P7"/>
      <text:p text:style-name="P7"/>
      <text:p text:style-name="P7"><draw:custom-shape text:anchor-type="paragraph" draw:z-index="9" draw:name="Forma2" draw:style-name="gr2" svg:width="0.586cm" svg:height="0.586cm" svg:x="1.711cm" svg:y="0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"/>
      <text:p text:style-name="P7"><draw:line text:anchor-type="paragraph" draw:z-index="6" draw:name="Forma1" draw:style-name="gr1" draw:text-style-name="P14" svg:x1="0.383cm" svg:y1="0.863cm" svg:x2="14.475cm" svg:y2="0.863cm"><text:p/></draw:line></text:p>
      <text:p text:style-name="P7"/>
      <text:p text:style-name="P7"/>
      <text:p text:style-name="P7"/>
      <text:p text:style-name="P10">SOLUCIÓN </text:p>
      <text:p text:style-name="P10"/>
      <text:p text:style-name="P10"/>
      <text:p text:style-name="P10"/>
      <text:p text:style-name="P11">1) <text:span text:style-name="T4"><text:s/>Definir dos constantes de tipo insigned [size ] int para Definir</text:span></text:p>
      <text:list xml:id="list249808855" text:style-name="L1">
        <text:list-item>
          <text:p text:style-name="P12"><text:span text:style-name="T4">const altura de cañón A </text:span></text:p>
        </text:list-item>
      </text:list>
      <text:p text:style-name="P11"><text:span text:style-name="T4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7T14:09:31.989943990</meta:creation-date>
    <dc:date>2020-10-17T15:04:41.260475019</dc:date>
    <meta:editing-duration>PT24M36S</meta:editing-duration>
    <meta:editing-cycles>5</meta:editing-cycles>
    <meta:generator>LibreOffice/6.1.5.2$Linux_X86_64 LibreOffice_project/10$Build-2</meta:generator>
    <meta:document-statistic meta:table-count="0" meta:image-count="0" meta:object-count="0" meta:page-count="2" meta:paragraph-count="14" meta:word-count="103" meta:character-count="563" meta:non-whitespace-character-count="463"/>
  </office:meta>
</office:document-meta>
</file>